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d17e"/>
    </style:style>
    <style:style style:name="P2" style:family="paragraph" style:parent-style-name="Preformatted_20_Text">
      <style:text-properties officeooo:rsid="001ad17e" officeooo:paragraph-rsid="001ad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atomic</text:p>
      <text:p text:style-name="P1">struct dataT</text:p>
      <text:p text:style-name="P1">{</text:p>
      <text:p text:style-name="P1"><text:s text:c="4"/>int* m_pArr;</text:p>
      <text:p text:style-name="P1"><text:s text:c="4"/>int m_size;</text:p>
      <text:p text:style-name="P1"><text:s text:c="4"/>std::atomic_int* m_pInd;</text:p>
      <text:p text:style-name="P1"><text:s text:c="4"/>int m_Num;</text:p>
      <text:p text:style-name="P1">};</text:p>
      <text:p text:style-name="P1"/>
      <text:p text:style-name="P1">void threadFF(dataT* pData)</text:p>
      <text:p text:style-name="P1">{</text:p>
      <text:p text:style-name="P1"><text:s text:c="4"/>while(true)</text:p>
      <text:p text:style-name="P1"><text:s text:c="4"/>{</text:p>
      <text:p text:style-name="P1"><text:s text:c="8"/>int iCurInd = (pData-&gt;m_pInd)-&gt;fetch_add(1);</text:p>
      <text:p text:style-name="P1"><text:s text:c="8"/>//cout &lt;&lt; std::this_thread::get_id() &lt;&lt; " <text:s/>iCurInd = " &lt;&lt; iCurInd &lt;&lt; endl;</text:p>
      <text:p text:style-name="P1"><text:s text:c="8"/>if(iCurInd &gt;= pData-&gt;m_size)</text:p>
      <text:p text:style-name="P1"><text:s text:c="12"/>break;</text:p>
      <text:p text:style-name="P1"><text:s text:c="8"/>pData-&gt;m_pArr[iCurInd] = pData-&gt;m_Num;</text:p>
      <text:p text:style-name="P1"><text:s text:c="8"/>//std::this_thread::sleep_for(std::chrono::nanoseconds(1));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cout &lt;&lt; std::is_trivially_copyable &lt;dataT&gt;::value &lt;&lt; endl;</text:p>
      <text:p text:style-name="P1"><text:s text:c="4"/>std::atomic&lt;int&gt;* pAtomInd = new std::atomic&lt;int&gt;(0);</text:p>
      <text:p text:style-name="P1"><text:s text:c="4"/>const int ARRSIZE = 50000;</text:p>
      <text:p text:style-name="P1"><text:s text:c="4"/>const int COUNTTHREADS = 4;</text:p>
      <text:p text:style-name="P1"><text:s text:c="4"/>int iArr[ARRSIZE] = {0};</text:p>
      <text:p text:style-name="P1"><text:s text:c="4"/>std::thread arrThr[COUNTTHREADS];</text:p>
      <text:p text:style-name="P1"><text:s text:c="4"/>dataT dataArr[COUNTTHREADS];</text:p>
      <text:p text:style-name="P1"><text:s text:c="4"/>for(int i = 0; i &lt; COUNTTHREADS; ++i)</text:p>
      <text:p text:style-name="P1"><text:s text:c="4"/>{</text:p>
      <text:p text:style-name="P1"><text:s text:c="8"/>dataArr[i].m_pArr = iArr;</text:p>
      <text:p text:style-name="P1"><text:s text:c="8"/>dataArr[i].m_size = ARRSIZE;</text:p>
      <text:p text:style-name="P1"><text:s text:c="8"/>dataArr[i].m_pInd = pAtomInd;</text:p>
      <text:p text:style-name="P1"><text:s text:c="8"/>dataArr[i].m_Num = i + 2;</text:p>
      <text:p text:style-name="P1"><text:s text:c="8"/>arrThr[i] = std::thread(threadFF, dataArr+i);</text:p>
      <text:p text:style-name="P1"><text:s text:c="4"/>}</text:p>
      <text:p text:style-name="P1"/>
      <text:p text:style-name="P1"><text:s text:c="4"/>for(auto&amp; thr : arrThr)</text:p>
      <text:p text:style-name="P1"><text:s text:c="8"/>thr.join();</text:p>
      <text:p text:style-name="P1"><text:s text:c="4"/>cout &lt;&lt; "work was completed!" &lt;&lt; endl;</text:p>
      <text:p text:style-name="P1"><text:s text:c="4"/>int iCountAr[COUNTTHREADS + 2] = {0};</text:p>
      <text:p text:style-name="P1"><text:s text:c="4"/>for(int i = 0; i &lt; ARRSIZE; ++i)</text:p>
      <text:p text:style-name="P1"><text:s text:c="4"/>{</text:p>
      <text:p text:style-name="P1"><text:s text:c="8"/>//cout &lt;&lt; iArr[i] &lt;&lt; " ";</text:p>
      <text:p text:style-name="P1"><text:s text:c="8"/>iCountAr[iArr[i]]++;</text:p>
      <text:p text:style-name="P1"><text:s text:c="4"/>}</text:p>
      <text:p text:style-name="P1"><text:s text:c="4"/>for(int i = 2; i &lt; COUNTTHREADS + 2; ++i)</text:p>
      <text:p text:style-name="P1"><text:s text:c="4"/>{</text:p>
      <text:p text:style-name="P1"><text:s text:c="8"/>cout &lt;&lt;i&lt;&lt;" = "&lt;&lt;iCountAr[i]&lt;&lt;" "&lt;&lt;endl;</text:p>
      <text:p text:style-name="P1"><text:s text:c="4"/>}</text:p>
      <text:p text:style-name="P1"><text:s text:c="4"/>cout &lt;&lt; endl;</text:p>
      <text:p text:style-name="P1"><text:s text:c="4"/>delete pAtomInd;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7:51:45.922486004</meta:creation-date>
    <dc:date>2019-02-23T07:52:19.171589061</dc:date>
    <meta:editing-duration>PT33S</meta:editing-duration>
    <meta:editing-cycles>1</meta:editing-cycles>
    <meta:document-statistic meta:table-count="0" meta:image-count="0" meta:object-count="0" meta:page-count="1" meta:paragraph-count="54" meta:word-count="165" meta:character-count="1372" meta:non-whitespace-character-count="1020"/>
    <meta:generator>LibreOffice/6.0.7.3$Linux_X86_64 LibreOffice_project/00m0$Build-3</meta:generator>
  </office:meta>
</office:document-meta>
</file>